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cccccc" style:font-name="Ubuntu Mono" fo:font-size="10.5pt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 Mono" fo:font-size="10.5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Ubuntu Mono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 Mono" fo:font-size="10.5pt" fo:letter-spacing="normal" fo:font-style="normal" fo:font-weight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T1" style:family="text">
      <style:text-properties officeooo:rsid="001802c4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19efcf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LMS could not carry out the dot operation due to a dimension mismatch. Error: </text:span>ValueError: matmul: Input operand 1 has a mismatch in its core dimension 0, with gufunc signature (n?,k),(k,m?)-&gt;(n?,m?) (size 10 is different from 100000)</text:p>
      <text:p text:style-name="P4"/>
      <text:p text:style-name="P3"/>
      <text:h text:style-name="P2" text:outline-level="3">SO Channel Estimation Script: Summary of Changes</text:h>
      <text:p text:style-name="Text_20_body">The following list compiles the explicit configuration choices, code adjustments, and reflective notes (action statements) found in the provided script.</text:p>
      <text:h text:style-name="Heading_20_4" text:outline-level="4">I. Configuration and Data Selection</text:h>
      <text:p text:style-name="Text_20_body">These represent the active parameters and data files selected for the current run, overriding the commented-out alternatives:</text:p>
      <text:list xml:id="list1120248333" text:style-name="L1">
        <text:list-item>
          <text:p text:style-name="P5"><text:span text:style-name="Strong_20_Emphasis">Dataset Selection:</text:span> The script <text:span text:style-name="T3">was </text:span>configured to use the <text:span text:style-name="T3">only the Moderate </text:span><text:span text:style-name="Strong_20_Emphasis">Turbulence</text:span> dataset. <text:span text:style-name="T3">I manually included options to possibly select ‘strong’ or ‘weak’ turbulence datasets.</text:span></text:p>
        </text:list-item>
      </text:list>
      <text:p text:style-name="Text_20_body"><text:span text:style-name="Source_20_Text"/></text:p>
      <text:h text:style-name="Heading_20_4" text:outline-level="4">II. Code Adjustments and Refinements</text:h>
      <text:p text:style-name="Text_20_body">These are specific changes made to function calls and logic:</text:p>
      <text:list xml:id="list328272306" text:style-name="L2">
        <text:list-item>
          <text:p text:style-name="P6"><text:span text:style-name="Strong_20_Emphasis">LMS Function Argument Correction:</text:span> The calls to the external function <text:span text:style-name="Source_20_Text">my_pyt_lms</text:span> in <text:span text:style-name="Source_20_Text">train_and_evaluate_models</text:span> were modified, removing the <text:span text:style-name="Source_20_Text">latency</text:span> argument from the function signature:</text:p>
          <text:list>
            <text:list-item>
              <text:p text:style-name="P6"><text:span text:style-name="Emphasis">Original (Commented-out):</text:span> <text:span text:style-name="Source_20_Text">y_tr, err_tr, wts_tr = my_pyt_lms(X_train, y_train, latency, n_taps, weights, lock_coeff)</text:span></text:p>
            </text:list-item>
            <text:list-item>
              <text:p text:style-name="P6"><text:span text:style-name="Emphasis">New:</text:span> <text:span text:style-name="Source_20_Text">y_tr, err_tr, wts_tr = my_pyt_lms(X_train, y_train, n_taps, weights, lock_coeff)</text:span></text:p>
            </text:list-item>
            <text:list-item>
              <text:p text:style-name="P6"><text:span text:style-name="Emphasis">Note:</text:span> The same correction was applied to the test/prediction call.</text:p>
            </text:list-item>
          </text:list>
        </text:list-item>
        <text:list-item>
          <text:p text:style-name="P6"><text:span text:style-name="Strong_20_Emphasis">RMSE Calculation Function Update:</text:span> The function <text:span text:style-name="Source_20_Text">calculate_rmse</text:span> was updated to use the standard NumPy function for root-mean-square error calculation, noting a deprecation:</text:p>
          <text:list>
            <text:list-item>
              <text:p text:style-name="P6"><text:span text:style-name="Emphasis">Commented-out:</text:span> <text:span text:style-name="Source_20_Text"># return mean_squared_error(y_true, y_pred, squared=False) # deprecated</text:span></text:p>
            </text:list-item>
            <text:list-item>
              <text:p text:style-name="P6"><text:span text:style-name="Emphasis">New:</text:span> <text:span text:style-name="Source_20_Text">return np.sqrt(mean_squared_error(y_true, y_pred))</text:span></text:p>
            </text:list-item>
          </text:list>
        </text:list-item>
        <text:list-item>
          <text:p text:style-name="P6"><text:span text:style-name="Strong_20_Emphasis">Rytov Variance Extraction Adjustment (In </text:span><text:span text:style-name="Strong_20_Emphasis"><text:span text:style-name="Source_20_Text">calculate_rytov_metrics</text:span></text:span><text:span text:style-name="Strong_20_Emphasis">):</text:span> The Rytov variance calculation was adjusted to assume <text:span text:style-name="Source_20_Text">rytov_vs_latency</text:span> returns a tuple/array, and the first element (<text:span text:style-name="Source_20_Text">[0]</text:span>) is the desired scalar value.</text:p>
          <text:list>
            <text:list-item>
              <text:p text:style-name="P6"><text:span text:style-name="Emphasis">Original (Commented-out):</text:span> <text:span text:style-name="Source_20_Text"># print(f" Input Rytov variance: {rytov_results['input']:.6f}")</text:span></text:p>
            </text:list-item>
            <text:list-item>
              <text:p text:style-name="P6"><text:soft-page-break/><text:span text:style-name="Emphasis">New:</text:span> <text:span text:style-name="Source_20_Text">print(f" Input Rytov variance: {rytov_results['input'][0]:.6f}")</text:span></text:p>
            </text:list-item>
            <text:list-item>
              <text:p text:style-name="P6"><text:span text:style-name="Emphasis">Note:</text:span> This change was applied consistently to all model Rytov variance logging.</text:p>
            </text:list-item>
          </text:list>
        </text:list-item>
        <text:list-item>
          <text:p text:style-name="P6"><text:span text:style-name="Strong_20_Emphasis">Rytov Variance Extraction Adjustment (In </text:span><text:span text:style-name="Strong_20_Emphasis"><text:span text:style-name="Source_20_Text">plot_results</text:span></text:span><text:span text:style-name="Strong_20_Emphasis">):</text:span> This change was replicated in the plotting logic to extract the Rytov variance from the result object for plotting:</text:p>
          <text:list>
            <text:list-item>
              <text:p text:style-name="P6"><text:span text:style-name="Emphasis">Action Statement:</text:span> <text:span text:style-name="Source_20_Text">rytov_input.append(all_results[lat]['rytov']['input'][0]) # Adjusted for use rytov of original input signal... before lagging.</text:span></text:p>
            </text:list-item>
            <text:list-item>
              <text:p text:style-name="P6"><text:span text:style-name="Emphasis">List Comprehension:</text:span> A list comprehension was used to extract the first element for plotting: <text:span text:style-name="Source_20_Text">y_values = [a for a, b in rytov_data[model]]</text:span></text:p>
            </text:list-item>
          </text:list>
        </text:list-item>
      </text:list>
      <text:h text:style-name="Heading_20_4" text:outline-level="4"/>
      <text:p text:style-name="P3"/>
      <text:p text:style-name="P3"/>
      <text:h text:style-name="P1" text:outline-level="3"><text:span text:style-name="Source_20_Text"><text:span text:style-name="T5">my_pyt_lms</text:span></text:span><text:span text:style-name="T5"> Function Refactoring Log</text:span></text:h>
      <text:p text:style-name="Text_20_body">The LMS function underwent a complete rewrite and parameter adjustment, primarily to fix shape/dimension errors and align the implementation with a working version (likely from a Colab notebook, as noted in the final comment).</text:p>
      <text:h text:style-name="Heading_20_4" text:outline-level="4">I. High-Level Action and Source Change</text:h>
      <text:list xml:id="list2000590155" text:style-name="L4">
        <text:list-item>
          <text:p text:style-name="P8"><text:span text:style-name="Strong_20_Emphasis">Complete Function Rewrite:</text:span> The original, highly commented function body (starting with <text:span text:style-name="Source_20_Text">def my_pyt_lms(x, d, nSteps, N, w=None, lock_coeff=False):</text:span>) was entirely commented out.</text:p>
        </text:list-item>
        <text:list-item>
          <text:p text:style-name="P8"><text:span text:style-name="Strong_20_Emphasis">New Implementation Source:</text:span> The final active version was introduced with the note: "i had to use the LMS code from the colab bc here it was giving me shape errors."</text:p>
        </text:list-item>
      </text:list>
      <text:h text:style-name="Heading_20_4" text:outline-level="4">II. Function Signature and Argument Changes (Observed in both files)</text:h>
      <text:list xml:id="list2545981426" text:style-name="L5">
        <text:list-item>
          <text:p text:style-name="P9"><text:span text:style-name="Strong_20_Emphasis">Latency Parameter Removal:</text:span> The <text:span text:style-name="Source_20_Text">nSteps</text:span> (latency) parameter was removed from the function signature.</text:p>
          <text:list>
            <text:list-item>
              <text:p text:style-name="P9"><text:span text:style-name="Emphasis">Original (Commented Out):</text:span> <text:span text:style-name="Source_20_Text">def my_pyt_lms(x, d, nSteps, N, w=None, lock_coeff=False):</text:span></text:p>
            </text:list-item>
            <text:list-item>
              <text:p text:style-name="P9"><text:span text:style-name="Emphasis">New:</text:span> <text:span text:style-name="Source_20_Text">def my_pyt_lms(x_input, d_target, N, w=None, lock_coeff=False):</text:span></text:p>
            </text:list-item>
          </text:list>
        </text:list-item>
        <text:list-item>
          <text:p text:style-name="P9"><text:span text:style-name="Strong_20_Emphasis">Argument Renaming:</text:span> Input arguments were renamed for clarity:</text:p>
          <text:list>
            <text:list-item>
              <text:p text:style-name="P9"><text:span text:style-name="Source_20_Text">x</text:span> was renamed to <text:span text:style-name="Source_20_Text">x_input</text:span> (or <text:span text:style-name="Source_20_Text">X</text:span> internally).</text:p>
            </text:list-item>
            <text:list-item>
              <text:p text:style-name="P9"><text:span text:style-name="Source_20_Text">d</text:span> was renamed to <text:span text:style-name="Source_20_Text">d_target</text:span> (or <text:span text:style-name="Source_20_Text">d</text:span> internally).</text:p>
            </text:list-item>
          </text:list>
        </text:list-item>
      </text:list>
      <text:h text:style-name="Heading_20_4" text:outline-level="4"><text:soft-page-break/>III. Data Handling and Internal Logic Changes</text:h>
      <text:list xml:id="list804720871" text:style-name="L6">
        <text:list-item>
          <text:p text:style-name="P10"><text:span text:style-name="Strong_20_Emphasis">Input Vector Flipping Removed (Critical Change):</text:span></text:p>
          <text:list>
            <text:list-item>
              <text:p text:style-name="P10">The original implementation explicitly flipped the input vector for each iteration: <text:span text:style-name="Source_20_Text">x_n = x[i, ::-1]</text:span>.</text:p>
            </text:list-item>
            <text:list-item>
              <text:p text:style-name="P10">The new implementation <text:span text:style-name="Strong_20_Emphasis">removes this flip</text:span>: <text:span text:style-name="Source_20_Text">x_n = X[n, :]</text:span>. This means the new filter assumes the lagged features are provided in the correct order for the dot product, directly using the input structure from the <text:span text:style-name="Source_20_Text">create_lagged_features</text:span> function.</text:p>
            </text:list-item>
          </text:list>
        </text:list-item>
        <text:list-item>
          <text:p text:style-name="P10"><text:span text:style-name="Strong_20_Emphasis">Pandas Compatibility Removed:</text:span> Code intended to handle Pandas Series/DataFrames was commented out, simplifying the input requirement to raw NumPy arrays:</text:p>
          <text:list>
            <text:list-item>
              <text:p text:style-name="P10"><text:span text:style-name="Source_20_Text"># X = x_input.values</text:span></text:p>
            </text:list-item>
            <text:list-item>
              <text:p text:style-name="P10"><text:span text:style-name="Source_20_Text"># d = d_target.values</text:span></text:p>
            </text:list-item>
          </text:list>
        </text:list-item>
        <text:list-item>
          <text:p text:style-name="P10"><text:span text:style-name="Strong_20_Emphasis">Error Calculation Logic Moved/Changed:</text:span> The calculation of the error (<text:span text:style-name="Source_20_Text">e[n] = d[n] - y[n]</text:span>) was moved <text:span text:style-name="Strong_20_Emphasis">inside</text:span> the <text:span text:style-name="Source_20_Text">if not lock_coeff:</text:span> block.</text:p>
          <text:list>
            <text:list-item>
              <text:p text:style-name="P10">In a standard LMS test mode (where <text:span text:style-name="Source_20_Text">lock_coeff=True</text:span>), the error is typically still calculated to measure performance. In the new structure, the error will only be calculated and stored if the weights are actively being updated (<text:span text:style-name="Source_20_Text">lock_coeff=False</text:span>), which may result in an array of zeros if the function is used purely for prediction with locked coefficients.</text:p>
            </text:list-item>
          </text:list>
        </text:list-item>
        <text:list-item>
          <text:p text:style-name="P10"><text:span text:style-name="Strong_20_Emphasis">Prediction Calculation Simplification:</text:span> The method for calculating the predicted output was changed from NumPy's matrix operator to the function equivalent:</text:p>
          <text:list>
            <text:list-item>
              <text:p text:style-name="P10"><text:span text:style-name="Emphasis">Original (Commented Out):</text:span> <text:span text:style-name="Source_20_Text">y[i] = w.T @ x_n</text:span></text:p>
            </text:list-item>
            <text:list-item>
              <text:p text:style-name="P10"><text:span text:style-name="Emphasis">New:</text:span> <text:span text:style-name="Source_20_Text">y[n] = np.dot(w, x_n)</text:span></text:p>
            </text:list-item>
          </text:list>
        </text:list-item>
        <text:list-item>
          <text:p text:style-name="P10"><text:span text:style-name="Strong_20_Emphasis">Weight History Shape Confirmed:</text:span> The new implementation maintains the weight history shape of <text:span text:style-name="Source_20_Text">(L, N)</text:span> (samples by number of taps), which was also the final choice in the original commented-out code: <text:span text:style-name="Source_20_Text">wts = np.zeros((L, N))</text:span>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4T13:06:38.082632873</meta:creation-date>
    <dc:date>2025-11-26T13:15:20.312765920</dc:date>
    <meta:editing-duration>PT8M11S</meta:editing-duration>
    <meta:editing-cycles>1</meta:editing-cycles>
    <meta:document-statistic meta:table-count="0" meta:image-count="0" meta:object-count="0" meta:page-count="3" meta:paragraph-count="47" meta:word-count="766" meta:character-count="5244" meta:non-whitespace-character-count="4560"/>
    <meta:generator>LibreOffice/6.4.7.2$Linux_X86_64 LibreOffice_project/40$Build-2</meta:generator>
  </office:meta>
</office:document-meta>
</file>